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2.894cm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2.542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2.3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2.084cm" fo:min-width="2.0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368cm" fo:min-width="2.4cm"/>
    </style:style>
    <style:style style:name="gr8" style:family="graphic" style:parent-style-name="standard">
      <style:graphic-properties draw:textarea-horizontal-align="justify" draw:textarea-vertical-align="middle" draw:auto-grow-height="false" fo:min-height="1.73cm" fo:min-width="1.622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2.118cm"/>
    </style:style>
    <style:style style:name="gr10" style:family="graphic" style:parent-style-name="standard">
      <style:graphic-properties draw:textarea-horizontal-align="justify" draw:textarea-vertical-align="middle" draw:auto-grow-height="false" fo:min-height="1.802cm" fo:min-width="3.672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textarea-horizontal-align="justify" draw:textarea-vertical-align="middle" draw:auto-grow-height="false" fo:min-height="1.378cm" fo:min-width="1.622cm"/>
    </style:style>
    <style:style style:name="gr14" style:family="graphic" style:parent-style-name="standard">
      <style:graphic-properties draw:textarea-horizontal-align="justify" draw:textarea-vertical-align="middle" draw:auto-grow-height="false" fo:min-height="1.094cm" fo:min-width="2.118cm"/>
    </style:style>
    <style:style style:name="gr15" style:family="graphic" style:parent-style-name="standard">
      <style:graphic-properties draw:stroke="none" svg:stroke-color="#000000" draw:fill="none" draw:fill-color="#ffffff" fo:min-height="1.034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gr17" style:family="graphic" style:parent-style-name="standard">
      <style:graphic-properties draw:textarea-horizontal-align="justify" draw:textarea-vertical-align="middle" draw:auto-grow-height="false" fo:min-height="1.024cm" fo:min-width="1.50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10" draw:id="id10" draw:layer="layout" svg:width="4.8cm" svg:height="3.9cm" svg:x="30.7cm" svg:y="1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4.3cm" svg:height="4.1cm" svg:x="6cm" svg:y="34.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4cm" svg:height="4.1cm" svg:x="9.9cm" svg:y="4.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cm" svg:height="1.673cm" svg:x="6.7cm" svg:y="6.327cm">
          <draw:text-box>
            <text:p><text:s/>func=null</text:p>
          </draw:text-box>
        </draw:frame>
        <draw:custom-shape draw:style-name="gr5" draw:text-style-name="P1" xml:id="id8" draw:id="id8" draw:layer="layout" svg:width="3.6cm" svg:height="3.3cm" svg:x="22.9cm" svg:y="7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.444cm" svg:height="0.962cm" svg:x="16.1cm" svg:y="4.9cm">
          <draw:text-box>
            <text:p>Func!=null</text:p>
          </draw:text-box>
        </draw:frame>
        <draw:custom-shape draw:style-name="gr7" draw:text-style-name="P1" xml:id="id6" draw:id="id6" draw:layer="layout" svg:width="4.1cm" svg:height="3.7cm" svg:x="6.7cm" svg:y="11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3cm" svg:height="2.8cm" svg:x="27.8cm" svg:y="16.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3.7cm" svg:height="2.2cm" svg:x="36.8cm" svg:y="35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5.9cm" svg:height="2.9cm" svg:x="25.1cm" svg:y="29.3cm">
          <text:p text:style-name="P1"><text:s/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8cm" svg:height="2cm" svg:x="30.2cm" svg:y="32.8cm">
          <draw:text-box>
            <text:p>func.ocuapada(i,j)==true</text:p>
          </draw:text-box>
        </draw:frame>
        <draw:frame draw:style-name="gr12" draw:text-style-name="P2" draw:layer="layout" svg:width="9.4cm" svg:height="0.962cm" svg:x="19.3cm" svg:y="33.338cm">
          <draw:text-box>
            <text:p>func.ocuapada(i,j)==false</text:p>
          </draw:text-box>
        </draw:frame>
        <draw:custom-shape draw:style-name="gr13" draw:text-style-name="P1" xml:id="id4" draw:id="id4" draw:layer="layout" svg:width="3cm" svg:height="2.3cm" svg:x="15.5cm" svg:y="3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7cm" svg:height="1.9cm" svg:x="13cm" svg:y="17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0.4cm" svg:height="1.284cm" svg:x="4cm" svg:y="14.6cm">
          <draw:text-box>
            <text:p text:style-name="P1">i&lt;=Func.getTeatre().getFiles() </text:p>
          </draw:text-box>
        </draw:frame>
        <draw:frame draw:style-name="gr16" draw:text-style-name="P3" draw:layer="layout" svg:width="11.8cm" svg:height="2.384cm" svg:x="22.7cm" svg:y="20.316cm">
          <draw:text-box>
            <text:p text:style-name="P1">j&lt;=Func.getTeatre().getColumnes() </text:p>
          </draw:text-box>
        </draw:frame>
        <draw:custom-shape draw:style-name="gr17" draw:text-style-name="P1" xml:id="id5" draw:id="id5" draw:layer="layout" svg:width="2.841cm" svg:height="1.8cm" svg:x="35cm" svg:y="16.3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6.1cm" svg:y1="18.3cm" svg:x2="28.1cm" svg:y2="18cm">
          <text:p/>
        </draw:line>
        <draw:line draw:style-name="gr18" draw:text-style-name="P4" draw:layer="layout" svg:x1="30.4cm" svg:y1="17.8cm" svg:x2="35.4cm" svg:y2="17.3cm">
          <text:p/>
        </draw:line>
        <draw:connector draw:style-name="gr18" draw:text-style-name="P4" draw:layer="layout" draw:type="line" svg:x1="40.5cm" svg:y1="36.4cm" svg:x2="30.8cm" svg:y2="18.3cm" draw:start-shape="id1" draw:start-glue-point="10" draw:end-shape="id2" draw:end-glue-point="10" svg:d="M40500 36400l-9700-18100" svg:viewBox="0 0 9701 18101">
          <text:p/>
        </draw:connector>
        <draw:connector draw:style-name="gr18" draw:text-style-name="P4" draw:layer="layout" draw:type="line" svg:x1="31cm" svg:y1="30.75cm" svg:x2="37.341cm" svg:y2="35.622cm" draw:start-shape="id3" draw:end-shape="id1" draw:end-glue-point="5" svg:d="M31000 30750l6341 4872" svg:viewBox="0 0 6342 4873">
          <text:p/>
        </draw:connector>
        <draw:connector draw:style-name="gr18" draw:text-style-name="P4" draw:layer="layout" draw:type="line" svg:x1="17cm" svg:y1="34cm" svg:x2="28.239cm" svg:y2="19.29cm" draw:start-shape="id4" draw:start-glue-point="4" draw:end-shape="id2" draw:end-glue-point="7" svg:d="M17000 34000l11239-14710" svg:viewBox="0 0 11240 14711">
          <text:p/>
        </draw:connector>
        <draw:connector draw:style-name="gr18" draw:text-style-name="P4" draw:layer="layout" svg:x1="37.841cm" svg:y1="17.2cm" svg:x2="10.8cm" svg:y2="13.15cm" draw:start-shape="id5" draw:start-glue-point="10" draw:end-shape="id6" draw:end-glue-point="10" svg:d="M37841 17200h501v-4050h-27542" svg:viewBox="0 0 27543 4051">
          <text:p/>
        </draw:connector>
        <draw:connector draw:style-name="gr18" draw:text-style-name="P4" draw:layer="layout" svg:x1="8.75cm" svg:y1="15cm" svg:x2="8.15cm" svg:y2="34.1cm" draw:start-shape="id6" draw:end-shape="id7" svg:d="M8750 15000v9551h-600v9549" svg:viewBox="0 0 601 19101">
          <text:p/>
        </draw:connector>
        <draw:connector draw:style-name="gr18" draw:text-style-name="P4" draw:layer="layout" svg:x1="22.9cm" svg:y1="8.95cm" svg:x2="8.75cm" svg:y2="11.3cm" draw:start-shape="id8" draw:end-shape="id6" draw:end-glue-point="4" svg:d="M22900 8950h-14150v2350" svg:viewBox="0 0 14151 2351">
          <text:p/>
        </draw:connector>
        <draw:line draw:style-name="gr18" draw:text-style-name="P4" draw:layer="layout" svg:x1="10.1cm" svg:y1="14.4cm" svg:x2="13.6cm" svg:y2="18.1cm">
          <text:p/>
        </draw:line>
        <draw:connector draw:style-name="gr18" draw:text-style-name="P4" draw:layer="layout" draw:line-skew="-1.699cm" svg:x1="9.9cm" svg:y1="6.15cm" svg:x2="6cm" svg:y2="36.15cm" draw:start-shape="id9" draw:end-shape="id7" draw:end-glue-point="6" svg:d="M9900 6150h-6100v30000h2200" svg:viewBox="0 0 6101 30001">
          <text:p/>
        </draw:connector>
        <draw:connector draw:style-name="gr18" draw:text-style-name="P4" draw:layer="layout" svg:x1="33.1cm" svg:y1="1.8cm" svg:x2="11.9cm" svg:y2="4.1cm" draw:start-shape="id10" draw:end-shape="id9" draw:end-glue-point="4" svg:d="M33100 1800v-501h-21200v2801" svg:viewBox="0 0 21201 2802">
          <text:p/>
        </draw:connector>
        <draw:connector draw:style-name="gr18" draw:text-style-name="P4" draw:layer="layout" svg:x1="13.9cm" svg:y1="6.15cm" svg:x2="24.7cm" svg:y2="7.3cm" draw:start-shape="id9" draw:end-shape="id8" draw:end-glue-point="4" svg:d="M13900 6150h10800v1150" svg:viewBox="0 0 10801 1151">
          <text:p/>
        </draw:connector>
        <draw:connector draw:style-name="gr18" draw:text-style-name="P4" draw:layer="layout" svg:x1="29.3cm" svg:y1="19.7cm" svg:x2="28.05cm" svg:y2="29.3cm" draw:start-shape="id2" draw:start-glue-point="8" draw:end-shape="id3" svg:d="M29300 19700v4801h-1250v4799" svg:viewBox="0 0 1251 9601">
          <text:p/>
        </draw:connector>
        <draw:frame draw:style-name="gr6" draw:text-style-name="P2" draw:layer="layout" svg:width="8.901cm" svg:height="1.673cm" svg:x="17.699cm" svg:y="1.6cm">
          <draw:text-box>
            <text:p>this.isUserLogged();</text:p>
            <text:p>func=gestor.obtenirFuncio(id);</text:p>
          </draw:text-box>
        </draw:frame>
        <draw:frame draw:style-name="gr6" draw:text-style-name="P2" draw:layer="layout" svg:width="12.686cm" svg:height="0.962cm" svg:x="10.114cm" svg:y="9.6cm">
          <draw:text-box>
            <text:p>butaques = new ArrayList&lt;List&lt;Integer&gt;&gt;();</text:p>
          </draw:text-box>
        </draw:frame>
        <draw:frame draw:style-name="gr19" draw:text-style-name="P2" draw:layer="layout" svg:width="14.235cm" svg:height="0.962cm" svg:x="15.3cm" svg:y="16.138cm">
          <draw:text-box>
            <text:p>List&lt;Integer&gt; columns=new ArrayList&lt;Integer&gt;();</text:p>
          </draw:text-box>
        </draw:frame>
        <draw:line draw:style-name="gr18" draw:text-style-name="P4" draw:layer="layout" svg:x1="26.3cm" svg:y1="31.3cm" svg:x2="17.7cm" svg:y2="34.2cm">
          <text:p/>
        </draw:line>
        <draw:frame draw:style-name="gr6" draw:text-style-name="P2" draw:layer="layout" svg:width="5.044cm" svg:height="0.962cm" svg:x="17.7cm" svg:y="27.8cm">
          <draw:text-box>
            <text:p>columns.add(0);</text:p>
          </draw:text-box>
        </draw:frame>
        <draw:frame draw:style-name="gr20" draw:text-style-name="P2" draw:layer="layout" svg:width="6.2cm" svg:height="1.5cm" svg:x="32.7cm" svg:y="27.3cm">
          <draw:text-box>
            <text:p>columns.add(j)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8:35:51.849818009</meta:creation-date>
    <dc:date>2019-05-22T19:54:47.595172854</dc:date>
    <meta:editing-duration>PT17M38S</meta:editing-duration>
    <meta:editing-cycles>3</meta:editing-cycles>
    <meta:generator>LibreOffice/5.1.6.2$Linux_X86_64 LibreOffice_project/10m0$Build-2</meta:generator>
    <meta:document-statistic meta:object-count="36"/>
  </office:meta>
</office:document-meta>
</file>